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83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Intended Graduate Major Field</text:p>
          </table:table-cell>
          <table:table-cell table:style-name="ce3" office:value-type="string" calcext:value-type="string">
            <text:p># of Test-Takers</text:p>
          </table:table-cell>
          <table:table-cell table:style-name="ce3" office:value-type="string" calcext:value-type="string">
            <text:p>Verbal Average</text:p>
          </table:table-cell>
          <table:table-cell table:style-name="ce3" office:value-type="string" calcext:value-type="string">
            <text:p>Quant Average</text:p>
          </table:table-cell>
          <table:table-cell table:style-name="ce3" office:value-type="string" calcext:value-type="string">
            <text:p>Analytical Writing Avera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good_but_easy</text:p>
          </table:table-cell>
          <table:table-cell office:value-type="string" calcext:value-type="string">
            <text:p>plain_easy</text:p>
          </table:table-cell>
        </table:table-row>
        <table:table-row table:style-name="ro2">
          <table:table-cell office:value-type="string" calcext:value-type="string">
            <text:p>Education Curriculum and Instruction</text:p>
          </table:table-cell>
          <table:table-cell office:value-type="float" office:value="297" calcext:value-type="float">
            <text:p>297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3.8" calcext:value-type="float">
            <text:p>3.8</text:p>
          </table:table-cell>
          <table:table-cell table:formula="of:=([.D2]+[.C2])/2" office:value-type="float" office:value="150" calcext:value-type="float">
            <text:p>150</text:p>
          </table:table-cell>
          <table:table-cell table:formula="of:=[.F2]/([.B2]/1000)" office:value-type="float" office:value="505.050505050505" calcext:value-type="float">
            <text:p>505.050505050505</text:p>
          </table:table-cell>
          <table:table-cell table:formula="of:=10000/([.B2]*[.F2])" office:value-type="float" office:value="0.224466891133558" calcext:value-type="float">
            <text:p>0.224466891133558</text:p>
          </table:table-cell>
        </table:table-row>
        <table:table-row table:style-name="ro2">
          <table:table-cell office:value-type="string" calcext:value-type="string">
            <text:p>Other Natural Sciences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3.5" calcext:value-type="float">
            <text:p>3.5</text:p>
          </table:table-cell>
          <table:table-cell table:formula="of:=([.D3]+[.C3])/2" office:value-type="float" office:value="151.5" calcext:value-type="float">
            <text:p>151.5</text:p>
          </table:table-cell>
          <table:table-cell table:formula="of:=[.F3]/([.B3]/1000)" office:value-type="float" office:value="510.10101010101" calcext:value-type="float">
            <text:p>510.10101010101</text:p>
          </table:table-cell>
          <table:table-cell table:formula="of:=10000/([.B3]*[.F3])" office:value-type="float" office:value="0.222244446666889" calcext:value-type="float">
            <text:p>0.222244446666889</text:p>
          </table:table-cell>
        </table:table-row>
        <table:table-row table:style-name="ro2">
          <table:table-cell office:value-type="string" calcext:value-type="string">
            <text:p>Education Administration</text:p>
          </table:table-cell>
          <table:table-cell office:value-type="float" office:value="753" calcext:value-type="float">
            <text:p>753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3.6" calcext:value-type="float">
            <text:p>3.6</text:p>
          </table:table-cell>
          <table:table-cell table:formula="of:=([.D4]+[.C4])/2" office:value-type="float" office:value="148.5" calcext:value-type="float">
            <text:p>148.5</text:p>
          </table:table-cell>
          <table:table-cell table:formula="of:=[.F4]/([.B4]/1000)" office:value-type="float" office:value="197.211155378486" calcext:value-type="float">
            <text:p>197.211155378486</text:p>
          </table:table-cell>
          <table:table-cell table:formula="of:=10000/([.B4]*[.F4])" office:value-type="float" office:value="0.0894290402922541" calcext:value-type="float">
            <text:p>0.0894290402922541</text:p>
          </table:table-cell>
        </table:table-row>
        <table:table-row table:style-name="ro2">
          <table:table-cell office:value-type="string" calcext:value-type="string">
            <text:p>Early Childhood Education</text:p>
          </table:table-cell>
          <table:table-cell office:value-type="float" office:value="1076" calcext:value-type="float">
            <text:p>1076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3.6" calcext:value-type="float">
            <text:p>3.6</text:p>
          </table:table-cell>
          <table:table-cell table:formula="of:=([.D5]+[.C5])/2" office:value-type="float" office:value="147" calcext:value-type="float">
            <text:p>147</text:p>
          </table:table-cell>
          <table:table-cell table:formula="of:=[.F5]/([.B5]/1000)" office:value-type="float" office:value="136.617100371747" calcext:value-type="float">
            <text:p>136.617100371747</text:p>
          </table:table-cell>
          <table:table-cell table:formula="of:=10000/([.B5]*[.F5])" office:value-type="float" office:value="0.0632223149482842" calcext:value-type="float">
            <text:p>0.0632223149482842</text:p>
          </table:table-cell>
        </table:table-row>
        <table:table-row table:style-name="ro2">
          <table:table-cell office:value-type="string" calcext:value-type="string">
            <text:p>Family and Consumer Sciences</text:p>
          </table:table-cell>
          <table:table-cell office:value-type="float" office:value="1255" calcext:value-type="float">
            <text:p>1255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3.7" calcext:value-type="float">
            <text:p>3.7</text:p>
          </table:table-cell>
          <table:table-cell table:formula="of:=([.D6]+[.C6])/2" office:value-type="float" office:value="148" calcext:value-type="float">
            <text:p>148</text:p>
          </table:table-cell>
          <table:table-cell table:formula="of:=[.F6]/([.B6]/1000)" office:value-type="float" office:value="117.92828685259" calcext:value-type="float">
            <text:p>117.92828685259</text:p>
          </table:table-cell>
          <table:table-cell table:formula="of:=10000/([.B6]*[.F6])" office:value-type="float" office:value="0.053838699257026" calcext:value-type="float">
            <text:p>0.053838699257026</text:p>
          </table:table-cell>
        </table:table-row>
        <table:table-row table:style-name="ro2">
          <table:table-cell office:value-type="string" calcext:value-type="string">
            <text:p>Library and Archival Studies</text:p>
          </table:table-cell>
          <table:table-cell office:value-type="float" office:value="1345" calcext:value-type="float">
            <text:p>1345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([.D7]+[.C7])/2" office:value-type="float" office:value="152.5" calcext:value-type="float">
            <text:p>152.5</text:p>
          </table:table-cell>
          <table:table-cell table:formula="of:=[.F7]/([.B7]/1000)" office:value-type="float" office:value="113.382899628253" calcext:value-type="float">
            <text:p>113.382899628253</text:p>
          </table:table-cell>
          <table:table-cell table:formula="of:=10000/([.B7]*[.F7])" office:value-type="float" office:value="0.0487537327076604" calcext:value-type="float">
            <text:p>0.0487537327076604</text:p>
          </table:table-cell>
        </table:table-row>
        <table:table-row table:style-name="ro2">
          <table:table-cell office:value-type="string" calcext:value-type="string">
            <text:p>Religion and Theology</text:p>
          </table:table-cell>
          <table:table-cell office:value-type="float" office:value="1647" calcext:value-type="float">
            <text:p>1647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4.2" calcext:value-type="float">
            <text:p>4.2</text:p>
          </table:table-cell>
          <table:table-cell table:formula="of:=([.D8]+[.C8])/2" office:value-type="float" office:value="154" calcext:value-type="float">
            <text:p>154</text:p>
          </table:table-cell>
          <table:table-cell table:formula="of:=[.F8]/([.B8]/1000)" office:value-type="float" office:value="93.5033394049788" calcext:value-type="float">
            <text:p>93.5033394049788</text:p>
          </table:table-cell>
          <table:table-cell table:formula="of:=10000/([.B8]*[.F8])" office:value-type="float" office:value="0.0394262689344657" calcext:value-type="float">
            <text:p>0.0394262689344657</text:p>
          </table:table-cell>
        </table:table-row>
        <table:table-row table:style-name="ro2">
          <table:table-cell office:value-type="string" calcext:value-type="string">
            <text:p>Special Education</text:p>
          </table:table-cell>
          <table:table-cell office:value-type="float" office:value="1773" calcext:value-type="float">
            <text:p>1773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3.7" calcext:value-type="float">
            <text:p>3.7</text:p>
          </table:table-cell>
          <table:table-cell table:formula="of:=([.D9]+[.C9])/2" office:value-type="float" office:value="148" calcext:value-type="float">
            <text:p>148</text:p>
          </table:table-cell>
          <table:table-cell table:formula="of:=[.F9]/([.B9]/1000)" office:value-type="float" office:value="83.4743372814439" calcext:value-type="float">
            <text:p>83.4743372814439</text:p>
          </table:table-cell>
          <table:table-cell table:formula="of:=10000/([.B9]*[.F9])" office:value-type="float" office:value="0.0381091751650127" calcext:value-type="float">
            <text:p>0.0381091751650127</text:p>
          </table:table-cell>
        </table:table-row>
        <table:table-row table:style-name="ro2">
          <table:table-cell office:value-type="string" calcext:value-type="string">
            <text:p>Accounting</text:p>
          </table:table-cell>
          <table:table-cell office:value-type="float" office:value="1884" calcext:value-type="float">
            <text:p>188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3.4" calcext:value-type="float">
            <text:p>3.4</text:p>
          </table:table-cell>
          <table:table-cell table:formula="of:=([.D10]+[.C10])/2" office:value-type="float" office:value="150.5" calcext:value-type="float">
            <text:p>150.5</text:p>
          </table:table-cell>
          <table:table-cell table:formula="of:=[.F10]/([.B10]/1000)" office:value-type="float" office:value="79.8832271762208" calcext:value-type="float">
            <text:p>79.8832271762208</text:p>
          </table:table-cell>
          <table:table-cell table:formula="of:=10000/([.B10]*[.F10])" office:value-type="float" office:value="0.0352681436965247" calcext:value-type="float">
            <text:p>0.0352681436965247</text:p>
          </table:table-cell>
        </table:table-row>
        <table:table-row table:style-name="ro2">
          <table:table-cell office:value-type="string" calcext:value-type="string">
            <text:p>Art History, Theory, Criticism</text:p>
          </table:table-cell>
          <table:table-cell office:value-type="float" office:value="2508" calcext:value-type="float">
            <text:p>2508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4.1" calcext:value-type="float">
            <text:p>4.1</text:p>
          </table:table-cell>
          <table:table-cell table:formula="of:=([.D11]+[.C11])/2" office:value-type="float" office:value="153.5" calcext:value-type="float">
            <text:p>153.5</text:p>
          </table:table-cell>
          <table:table-cell table:formula="of:=[.F11]/([.B11]/1000)" office:value-type="float" office:value="61.2041467304625" calcext:value-type="float">
            <text:p>61.2041467304625</text:p>
          </table:table-cell>
          <table:table-cell table:formula="of:=10000/([.B11]*[.F11])" office:value-type="float" office:value="0.0259755102888996" calcext:value-type="float">
            <text:p>0.0259755102888996</text:p>
          </table:table-cell>
        </table:table-row>
        <table:table-row table:style-name="ro2">
          <table:table-cell office:value-type="string" calcext:value-type="string">
            <text:p>Elementary Education</text:p>
          </table:table-cell>
          <table:table-cell office:value-type="float" office:value="2631" calcext:value-type="float">
            <text:p>2631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3.7" calcext:value-type="float">
            <text:p>3.7</text:p>
          </table:table-cell>
          <table:table-cell table:formula="of:=([.D12]+[.C12])/2" office:value-type="float" office:value="149" calcext:value-type="float">
            <text:p>149</text:p>
          </table:table-cell>
          <table:table-cell table:formula="of:=[.F12]/([.B12]/1000)" office:value-type="float" office:value="56.632459141011" calcext:value-type="float">
            <text:p>56.632459141011</text:p>
          </table:table-cell>
          <table:table-cell table:formula="of:=10000/([.B12]*[.F12])" office:value-type="float" office:value="0.0255089676775871" calcext:value-type="float">
            <text:p>0.0255089676775871</text:p>
          </table:table-cell>
        </table:table-row>
        <table:table-row table:style-name="ro2">
          <table:table-cell office:value-type="string" calcext:value-type="string">
            <text:p>Secondary Education</text:p>
          </table:table-cell>
          <table:table-cell office:value-type="float" office:value="2900" calcext:value-type="float">
            <text:p>2900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([.D13]+[.C13])/2" office:value-type="float" office:value="152.5" calcext:value-type="float">
            <text:p>152.5</text:p>
          </table:table-cell>
          <table:table-cell table:formula="of:=[.F13]/([.B13]/1000)" office:value-type="float" office:value="52.5862068965517" calcext:value-type="float">
            <text:p>52.5862068965517</text:p>
          </table:table-cell>
          <table:table-cell table:formula="of:=10000/([.B13]*[.F13])" office:value-type="float" office:value="0.0226116449971735" calcext:value-type="float">
            <text:p>0.0226116449971735</text:p>
          </table:table-cell>
        </table:table-row>
        <table:table-row table:style-name="ro2">
          <table:table-cell office:value-type="string" calcext:value-type="string">
            <text:p>Other Arts and Humanities</text:p>
          </table:table-cell>
          <table:table-cell office:value-type="float" office:value="2913" calcext:value-type="float">
            <text:p>2913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4.1" calcext:value-type="float">
            <text:p>4.1</text:p>
          </table:table-cell>
          <table:table-cell table:formula="of:=([.D14]+[.C14])/2" office:value-type="float" office:value="154.5" calcext:value-type="float">
            <text:p>154.5</text:p>
          </table:table-cell>
          <table:table-cell table:formula="of:=[.F14]/([.B14]/1000)" office:value-type="float" office:value="53.038105046344" calcext:value-type="float">
            <text:p>53.038105046344</text:p>
          </table:table-cell>
          <table:table-cell table:formula="of:=10000/([.B14]*[.F14])" office:value-type="float" office:value="0.0222193337088401" calcext:value-type="float">
            <text:p>0.0222193337088401</text:p>
          </table:table-cell>
        </table:table-row>
        <table:table-row table:style-name="ro2">
          <table:table-cell office:value-type="string" calcext:value-type="string">
            <text:p>Foreign Language and Lit</text:p>
          </table:table-cell>
          <table:table-cell office:value-type="float" office:value="2983" calcext:value-type="float">
            <text:p>2983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([.D15]+[.C15])/2" office:value-type="float" office:value="153.5" calcext:value-type="float">
            <text:p>153.5</text:p>
          </table:table-cell>
          <table:table-cell table:formula="of:=[.F15]/([.B15]/1000)" office:value-type="float" office:value="51.4582634931277" calcext:value-type="float">
            <text:p>51.4582634931277</text:p>
          </table:table-cell>
          <table:table-cell table:formula="of:=10000/([.B15]*[.F15])" office:value-type="float" office:value="0.0218392825358901" calcext:value-type="float">
            <text:p>0.0218392825358901</text:p>
          </table:table-cell>
        </table:table-row>
        <table:table-row table:style-name="ro2">
          <table:table-cell office:value-type="string" calcext:value-type="string">
            <text:p>Student Counseling and Services</text:p>
          </table:table-cell>
          <table:table-cell office:value-type="float" office:value="3131" calcext:value-type="float">
            <text:p>3131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3.6" calcext:value-type="float">
            <text:p>3.6</text:p>
          </table:table-cell>
          <table:table-cell table:formula="of:=([.D16]+[.C16])/2" office:value-type="float" office:value="147" calcext:value-type="float">
            <text:p>147</text:p>
          </table:table-cell>
          <table:table-cell table:formula="of:=[.F16]/([.B16]/1000)" office:value-type="float" office:value="46.9498562759502" calcext:value-type="float">
            <text:p>46.9498562759502</text:p>
          </table:table-cell>
          <table:table-cell table:formula="of:=10000/([.B16]*[.F16])" office:value-type="float" office:value="0.0217269916590079" calcext:value-type="float">
            <text:p>0.0217269916590079</text:p>
          </table:table-cell>
        </table:table-row>
        <table:table-row table:style-name="ro2">
          <table:table-cell office:value-type="string" calcext:value-type="string">
            <text:p>Philosophy</text:p>
          </table:table-cell>
          <table:table-cell office:value-type="float" office:value="2955" calcext:value-type="float">
            <text:p>2955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4.3" calcext:value-type="float">
            <text:p>4.3</text:p>
          </table:table-cell>
          <table:table-cell table:formula="of:=([.D17]+[.C17])/2" office:value-type="float" office:value="157" calcext:value-type="float">
            <text:p>157</text:p>
          </table:table-cell>
          <table:table-cell table:formula="of:=[.F17]/([.B17]/1000)" office:value-type="float" office:value="53.1302876480541" calcext:value-type="float">
            <text:p>53.1302876480541</text:p>
          </table:table-cell>
          <table:table-cell table:formula="of:=10000/([.B17]*[.F17])" office:value-type="float" office:value="0.021554743660211" calcext:value-type="float">
            <text:p>0.021554743660211</text:p>
          </table:table-cell>
        </table:table-row>
        <table:table-row table:style-name="ro2">
          <table:table-cell office:value-type="string" calcext:value-type="string">
            <text:p>Public Administration</text:p>
          </table:table-cell>
          <table:table-cell office:value-type="float" office:value="3447" calcext:value-type="float">
            <text:p>3447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3.7" calcext:value-type="float">
            <text:p>3.7</text:p>
          </table:table-cell>
          <table:table-cell table:formula="of:=([.D18]+[.C18])/2" office:value-type="float" office:value="150" calcext:value-type="float">
            <text:p>150</text:p>
          </table:table-cell>
          <table:table-cell table:formula="of:=[.F18]/([.B18]/1000)" office:value-type="float" office:value="43.5161009573542" calcext:value-type="float">
            <text:p>43.5161009573542</text:p>
          </table:table-cell>
          <table:table-cell table:formula="of:=10000/([.B18]*[.F18])" office:value-type="float" office:value="0.0193404893143797" calcext:value-type="float">
            <text:p>0.0193404893143797</text:p>
          </table:table-cell>
        </table:table-row>
        <table:table-row table:style-name="ro2">
          <table:table-cell office:value-type="string" calcext:value-type="string">
            <text:p>Higher Education</text:p>
          </table:table-cell>
          <table:table-cell office:value-type="float" office:value="3700" calcext:value-type="float">
            <text:p>370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3.9" calcext:value-type="float">
            <text:p>3.9</text:p>
          </table:table-cell>
          <table:table-cell table:formula="of:=([.D19]+[.C19])/2" office:value-type="float" office:value="150" calcext:value-type="float">
            <text:p>150</text:p>
          </table:table-cell>
          <table:table-cell table:formula="of:=[.F19]/([.B19]/1000)" office:value-type="float" office:value="40.5405405405405" calcext:value-type="float">
            <text:p>40.5405405405405</text:p>
          </table:table-cell>
          <table:table-cell table:formula="of:=10000/([.B19]*[.F19])" office:value-type="float" office:value="0.018018018018018" calcext:value-type="float">
            <text:p>0.018018018018018</text:p>
          </table:table-cell>
        </table:table-row>
        <table:table-row table:style-name="ro2">
          <table:table-cell office:value-type="string" calcext:value-type="string">
            <text:p>Performance and Studio Arts</text:p>
          </table:table-cell>
          <table:table-cell office:value-type="float" office:value="3922" calcext:value-type="float">
            <text:p>3922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3.7" calcext:value-type="float">
            <text:p>3.7</text:p>
          </table:table-cell>
          <table:table-cell table:formula="of:=([.D20]+[.C20])/2" office:value-type="float" office:value="152" calcext:value-type="float">
            <text:p>152</text:p>
          </table:table-cell>
          <table:table-cell table:formula="of:=[.F20]/([.B20]/1000)" office:value-type="float" office:value="38.7557368689444" calcext:value-type="float">
            <text:p>38.7557368689444</text:p>
          </table:table-cell>
          <table:table-cell table:formula="of:=10000/([.B20]*[.F20])" office:value-type="float" office:value="0.0167744705977079" calcext:value-type="float">
            <text:p>0.0167744705977079</text:p>
          </table:table-cell>
        </table:table-row>
        <table:table-row table:style-name="ro2">
          <table:table-cell office:value-type="string" calcext:value-type="string">
            <text:p>Other Education</text:p>
          </table:table-cell>
          <table:table-cell office:value-type="float" office:value="4318" calcext:value-type="float">
            <text:p>4318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3.7" calcext:value-type="float">
            <text:p>3.7</text:p>
          </table:table-cell>
          <table:table-cell table:formula="of:=([.D21]+[.C21])/2" office:value-type="float" office:value="152" calcext:value-type="float">
            <text:p>152</text:p>
          </table:table-cell>
          <table:table-cell table:formula="of:=[.F21]/([.B21]/1000)" office:value-type="float" office:value="35.2014821676702" calcext:value-type="float">
            <text:p>35.2014821676702</text:p>
          </table:table-cell>
          <table:table-cell table:formula="of:=10000/([.B21]*[.F21])" office:value-type="float" office:value="0.0152360985836523" calcext:value-type="float">
            <text:p>0.0152360985836523</text:p>
          </table:table-cell>
        </table:table-row>
        <table:table-row table:style-name="ro2">
          <table:table-cell office:value-type="string" calcext:value-type="string">
            <text:p>Materials Engineering</text:p>
          </table:table-cell>
          <table:table-cell office:value-type="float" office:value="4219" calcext:value-type="float">
            <text:p>4219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3.6" calcext:value-type="float">
            <text:p>3.6</text:p>
          </table:table-cell>
          <table:table-cell table:formula="of:=([.D22]+[.C22])/2" office:value-type="float" office:value="158" calcext:value-type="float">
            <text:p>158</text:p>
          </table:table-cell>
          <table:table-cell table:formula="of:=[.F22]/([.B22]/1000)" office:value-type="float" office:value="37.4496326143636" calcext:value-type="float">
            <text:p>37.4496326143636</text:p>
          </table:table-cell>
          <table:table-cell table:formula="of:=10000/([.B22]*[.F22])" office:value-type="float" office:value="0.0150014551411487" calcext:value-type="float">
            <text:p>0.0150014551411487</text:p>
          </table:table-cell>
        </table:table-row>
        <table:table-row table:style-name="ro2">
          <table:table-cell office:value-type="string" calcext:value-type="string">
            <text:p>Education Evaluation and Research</text:p>
          </table:table-cell>
          <table:table-cell office:value-type="float" office:value="4752" calcext:value-type="float">
            <text:p>4752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3.8" calcext:value-type="float">
            <text:p>3.8</text:p>
          </table:table-cell>
          <table:table-cell table:formula="of:=([.D23]+[.C23])/2" office:value-type="float" office:value="149.5" calcext:value-type="float">
            <text:p>149.5</text:p>
          </table:table-cell>
          <table:table-cell table:formula="of:=[.F23]/([.B23]/1000)" office:value-type="float" office:value="31.4604377104377" calcext:value-type="float">
            <text:p>31.4604377104377</text:p>
          </table:table-cell>
          <table:table-cell table:formula="of:=10000/([.B23]*[.F23])" office:value-type="float" office:value="0.0140761010326228" calcext:value-type="float">
            <text:p>0.0140761010326228</text:p>
          </table:table-cell>
        </table:table-row>
        <table:table-row table:style-name="ro2">
          <table:table-cell office:value-type="string" calcext:value-type="string">
            <text:p>Sociology</text:p>
          </table:table-cell>
          <table:table-cell office:value-type="float" office:value="5288" calcext:value-type="float">
            <text:p>5288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3.8" calcext:value-type="float">
            <text:p>3.8</text:p>
          </table:table-cell>
          <table:table-cell table:formula="of:=([.D24]+[.C24])/2" office:value-type="float" office:value="150.5" calcext:value-type="float">
            <text:p>150.5</text:p>
          </table:table-cell>
          <table:table-cell table:formula="of:=[.F24]/([.B24]/1000)" office:value-type="float" office:value="28.4606656580938" calcext:value-type="float">
            <text:p>28.4606656580938</text:p>
          </table:table-cell>
          <table:table-cell table:formula="of:=10000/([.B24]*[.F24])" office:value-type="float" office:value="0.0125652766119993" calcext:value-type="float">
            <text:p>0.0125652766119993</text:p>
          </table:table-cell>
        </table:table-row>
        <table:table-row table:style-name="ro2">
          <table:table-cell office:value-type="string" calcext:value-type="string">
            <text:p>Industrial Engineering</text:p>
          </table:table-cell>
          <table:table-cell office:value-type="float" office:value="5448" calcext:value-type="float">
            <text:p>5448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3.3" calcext:value-type="float">
            <text:p>3.3</text:p>
          </table:table-cell>
          <table:table-cell table:formula="of:=([.D25]+[.C25])/2" office:value-type="float" office:value="154" calcext:value-type="float">
            <text:p>154</text:p>
          </table:table-cell>
          <table:table-cell table:formula="of:=[.F25]/([.B25]/1000)" office:value-type="float" office:value="28.2672540381791" calcext:value-type="float">
            <text:p>28.2672540381791</text:p>
          </table:table-cell>
          <table:table-cell table:formula="of:=10000/([.B25]*[.F25])" office:value-type="float" office:value="0.0119190647825009" calcext:value-type="float">
            <text:p>0.0119190647825009</text:p>
          </table:table-cell>
        </table:table-row>
        <table:table-row table:style-name="ro2">
          <table:table-cell office:value-type="string" calcext:value-type="string">
            <text:p>Anthropology and Archaeology</text:p>
          </table:table-cell>
          <table:table-cell office:value-type="float" office:value="5888" calcext:value-type="float">
            <text:p>5888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([.D26]+[.C26])/2" office:value-type="float" office:value="152.5" calcext:value-type="float">
            <text:p>152.5</text:p>
          </table:table-cell>
          <table:table-cell table:formula="of:=[.F26]/([.B26]/1000)" office:value-type="float" office:value="25.9001358695652" calcext:value-type="float">
            <text:p>25.9001358695652</text:p>
          </table:table-cell>
          <table:table-cell table:formula="of:=10000/([.B26]*[.F26])" office:value-type="float" office:value="0.0111368496079829" calcext:value-type="float">
            <text:p>0.0111368496079829</text:p>
          </table:table-cell>
        </table:table-row>
        <table:table-row table:style-name="ro2">
          <table:table-cell office:value-type="string" calcext:value-type="string">
            <text:p>Banking and Finance</text:p>
          </table:table-cell>
          <table:table-cell office:value-type="float" office:value="5800" calcext:value-type="float">
            <text:p>5800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3.4" calcext:value-type="float">
            <text:p>3.4</text:p>
          </table:table-cell>
          <table:table-cell table:formula="of:=([.D27]+[.C27])/2" office:value-type="float" office:value="156" calcext:value-type="float">
            <text:p>156</text:p>
          </table:table-cell>
          <table:table-cell table:formula="of:=[.F27]/([.B27]/1000)" office:value-type="float" office:value="26.8965517241379" calcext:value-type="float">
            <text:p>26.8965517241379</text:p>
          </table:table-cell>
          <table:table-cell table:formula="of:=10000/([.B27]*[.F27])" office:value-type="float" office:value="0.01105216622458" calcext:value-type="float">
            <text:p>0.01105216622458</text:p>
          </table:table-cell>
        </table:table-row>
        <table:table-row table:style-name="ro2">
          <table:table-cell office:value-type="string" calcext:value-type="string">
            <text:p>Social and Behavioral Sciences – Other</text:p>
          </table:table-cell>
          <table:table-cell office:value-type="float" office:value="6827" calcext:value-type="float">
            <text:p>6827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3.7" calcext:value-type="float">
            <text:p>3.7</text:p>
          </table:table-cell>
          <table:table-cell table:formula="of:=([.D28]+[.C28])/2" office:value-type="float" office:value="149" calcext:value-type="float">
            <text:p>149</text:p>
          </table:table-cell>
          <table:table-cell table:formula="of:=[.F28]/([.B28]/1000)" office:value-type="float" office:value="21.8251061959865" calcext:value-type="float">
            <text:p>21.8251061959865</text:p>
          </table:table-cell>
          <table:table-cell table:formula="of:=10000/([.B28]*[.F28])" office:value-type="float" office:value="0.00983068609341315" calcext:value-type="float">
            <text:p>0.00983068609341315</text:p>
          </table:table-cell>
        </table:table-row>
        <table:table-row table:style-name="ro2">
          <table:table-cell office:value-type="string" calcext:value-type="string">
            <text:p>Social Work</text:p>
          </table:table-cell>
          <table:table-cell office:value-type="float" office:value="7618" calcext:value-type="float">
            <text:p>7618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3.6" calcext:value-type="float">
            <text:p>3.6</text:p>
          </table:table-cell>
          <table:table-cell table:formula="of:=([.D29]+[.C29])/2" office:value-type="float" office:value="146" calcext:value-type="float">
            <text:p>146</text:p>
          </table:table-cell>
          <table:table-cell table:formula="of:=[.F29]/([.B29]/1000)" office:value-type="float" office:value="19.1651352060908" calcext:value-type="float">
            <text:p>19.1651352060908</text:p>
          </table:table-cell>
          <table:table-cell table:formula="of:=10000/([.B29]*[.F29])" office:value-type="float" office:value="0.00899096228471141" calcext:value-type="float">
            <text:p>0.00899096228471141</text:p>
          </table:table-cell>
        </table:table-row>
        <table:table-row table:style-name="ro2">
          <table:table-cell office:value-type="string" calcext:value-type="string">
            <text:p>Chemical Engineering</text:p>
          </table:table-cell>
          <table:table-cell office:value-type="float" office:value="8528" calcext:value-type="float">
            <text:p>8528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3.6" calcext:value-type="float">
            <text:p>3.6</text:p>
          </table:table-cell>
          <table:table-cell table:formula="of:=([.D30]+[.C30])/2" office:value-type="float" office:value="156.5" calcext:value-type="float">
            <text:p>156.5</text:p>
          </table:table-cell>
          <table:table-cell table:formula="of:=[.F30]/([.B30]/1000)" office:value-type="float" office:value="18.3513133208255" calcext:value-type="float">
            <text:p>18.3513133208255</text:p>
          </table:table-cell>
          <table:table-cell table:formula="of:=10000/([.B30]*[.F30])" office:value-type="float" office:value="0.00749270210814667" calcext:value-type="float">
            <text:p>0.00749270210814667</text:p>
          </table:table-cell>
        </table:table-row>
        <table:table-row table:style-name="ro2">
          <table:table-cell office:value-type="string" calcext:value-type="string">
            <text:p>History</text:p>
          </table:table-cell>
          <table:table-cell office:value-type="float" office:value="8937" calcext:value-type="float">
            <text:p>8937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4.1" calcext:value-type="float">
            <text:p>4.1</text:p>
          </table:table-cell>
          <table:table-cell table:formula="of:=([.D31]+[.C31])/2" office:value-type="float" office:value="152" calcext:value-type="float">
            <text:p>152</text:p>
          </table:table-cell>
          <table:table-cell table:formula="of:=[.F31]/([.B31]/1000)" office:value-type="float" office:value="17.0079445003916" calcext:value-type="float">
            <text:p>17.0079445003916</text:p>
          </table:table-cell>
          <table:table-cell table:formula="of:=10000/([.B31]*[.F31])" office:value-type="float" office:value="0.00736147182323045" calcext:value-type="float">
            <text:p>0.00736147182323045</text:p>
          </table:table-cell>
        </table:table-row>
        <table:table-row table:style-name="ro2">
          <table:table-cell office:value-type="string" calcext:value-type="string">
            <text:p>Communications and Journalism</text:p>
          </table:table-cell>
          <table:table-cell office:value-type="float" office:value="10426" calcext:value-type="float">
            <text:p>10426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3.7" calcext:value-type="float">
            <text:p>3.7</text:p>
          </table:table-cell>
          <table:table-cell table:formula="of:=([.D32]+[.C32])/2" office:value-type="float" office:value="149.5" calcext:value-type="float">
            <text:p>149.5</text:p>
          </table:table-cell>
          <table:table-cell table:formula="of:=[.F32]/([.B32]/1000)" office:value-type="float" office:value="14.3391521197007" calcext:value-type="float">
            <text:p>14.3391521197007</text:p>
          </table:table-cell>
          <table:table-cell table:formula="of:=10000/([.B32]*[.F32])" office:value-type="float" office:value="0.00641565625427042" calcext:value-type="float">
            <text:p>0.00641565625427042</text:p>
          </table:table-cell>
        </table:table-row>
        <table:table-row table:style-name="ro3">
          <table:table-cell office:value-type="string" calcext:value-type="string">
            <text:p>Agriculture, Natural Resources and Conservation</text:p>
          </table:table-cell>
          <table:table-cell office:value-type="float" office:value="10450" calcext:value-type="float">
            <text:p>104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3.6" calcext:value-type="float">
            <text:p>3.6</text:p>
          </table:table-cell>
          <table:table-cell table:formula="of:=([.D33]+[.C33])/2" office:value-type="float" office:value="151.5" calcext:value-type="float">
            <text:p>151.5</text:p>
          </table:table-cell>
          <table:table-cell table:formula="of:=[.F33]/([.B33]/1000)" office:value-type="float" office:value="14.4976076555024" calcext:value-type="float">
            <text:p>14.4976076555024</text:p>
          </table:table-cell>
          <table:table-cell table:formula="of:=10000/([.B33]*[.F33])" office:value-type="float" office:value="0.00631642111579579" calcext:value-type="float">
            <text:p>0.00631642111579579</text:p>
          </table:table-cell>
        </table:table-row>
        <table:table-row table:style-name="ro2">
          <table:table-cell office:value-type="string" calcext:value-type="string">
            <text:p>Architecture and Environmental Design</text:p>
          </table:table-cell>
          <table:table-cell office:value-type="float" office:value="10842" calcext:value-type="float">
            <text:p>10842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3.4" calcext:value-type="float">
            <text:p>3.4</text:p>
          </table:table-cell>
          <table:table-cell table:formula="of:=([.D34]+[.C34])/2" office:value-type="float" office:value="152.5" calcext:value-type="float">
            <text:p>152.5</text:p>
          </table:table-cell>
          <table:table-cell table:formula="of:=[.F34]/([.B34]/1000)" office:value-type="float" office:value="14.0656705404907" calcext:value-type="float">
            <text:p>14.0656705404907</text:p>
          </table:table-cell>
          <table:table-cell table:formula="of:=10000/([.B34]*[.F34])" office:value-type="float" office:value="0.00604812493006856" calcext:value-type="float">
            <text:p>0.00604812493006856</text:p>
          </table:table-cell>
        </table:table-row>
        <table:table-row table:style-name="ro2">
          <table:table-cell office:value-type="string" calcext:value-type="string">
            <text:p>Earth, Atmospheric and Marine Sciences</text:p>
          </table:table-cell>
          <table:table-cell office:value-type="float" office:value="11596" calcext:value-type="float">
            <text:p>11596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3.8" calcext:value-type="float">
            <text:p>3.8</text:p>
          </table:table-cell>
          <table:table-cell table:formula="of:=([.D35]+[.C35])/2" office:value-type="float" office:value="154.5" calcext:value-type="float">
            <text:p>154.5</text:p>
          </table:table-cell>
          <table:table-cell table:formula="of:=[.F35]/([.B35]/1000)" office:value-type="float" office:value="13.3235598482235" calcext:value-type="float">
            <text:p>13.3235598482235</text:p>
          </table:table-cell>
          <table:table-cell table:formula="of:=10000/([.B35]*[.F35])" office:value-type="float" office:value="0.00558165911468189" calcext:value-type="float">
            <text:p>0.00558165911468189</text:p>
          </table:table-cell>
        </table:table-row>
        <table:table-row table:style-name="ro2">
          <table:table-cell office:value-type="string" calcext:value-type="string">
            <text:p>Other Business</text:p>
          </table:table-cell>
          <table:table-cell office:value-type="float" office:value="11919" calcext:value-type="float">
            <text:p>11919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3.5" calcext:value-type="float">
            <text:p>3.5</text:p>
          </table:table-cell>
          <table:table-cell table:formula="of:=([.D36]+[.C36])/2" office:value-type="float" office:value="151" calcext:value-type="float">
            <text:p>151</text:p>
          </table:table-cell>
          <table:table-cell table:formula="of:=[.F36]/([.B36]/1000)" office:value-type="float" office:value="12.668848057723" calcext:value-type="float">
            <text:p>12.668848057723</text:p>
          </table:table-cell>
          <table:table-cell table:formula="of:=10000/([.B36]*[.F36])" office:value-type="float" office:value="0.00555626861002718" calcext:value-type="float">
            <text:p>0.00555626861002718</text:p>
          </table:table-cell>
        </table:table-row>
        <table:table-row table:style-name="ro2">
          <table:table-cell office:value-type="string" calcext:value-type="string">
            <text:p>English Language and Lit</text:p>
          </table:table-cell>
          <table:table-cell office:value-type="float" office:value="13103" calcext:value-type="float">
            <text:p>13103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4.2" calcext:value-type="float">
            <text:p>4.2</text:p>
          </table:table-cell>
          <table:table-cell table:formula="of:=([.D37]+[.C37])/2" office:value-type="float" office:value="153" calcext:value-type="float">
            <text:p>153</text:p>
          </table:table-cell>
          <table:table-cell table:formula="of:=[.F37]/([.B37]/1000)" office:value-type="float" office:value="11.6767152560482" calcext:value-type="float">
            <text:p>11.6767152560482</text:p>
          </table:table-cell>
          <table:table-cell table:formula="of:=10000/([.B37]*[.F37])" office:value-type="float" office:value="0.00498813074289728" calcext:value-type="float">
            <text:p>0.00498813074289728</text:p>
          </table:table-cell>
        </table:table-row>
        <table:table-row table:style-name="ro2">
          <table:table-cell office:value-type="string" calcext:value-type="string">
            <text:p>Physics and Astronomy</text:p>
          </table:table-cell>
          <table:table-cell office:value-type="float" office:value="12710" calcext:value-type="float">
            <text:p>12710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3.8" calcext:value-type="float">
            <text:p>3.8</text:p>
          </table:table-cell>
          <table:table-cell table:formula="of:=([.D38]+[.C38])/2" office:value-type="float" office:value="159" calcext:value-type="float">
            <text:p>159</text:p>
          </table:table-cell>
          <table:table-cell table:formula="of:=[.F38]/([.B38]/1000)" office:value-type="float" office:value="12.5098347757671" calcext:value-type="float">
            <text:p>12.5098347757671</text:p>
          </table:table-cell>
          <table:table-cell table:formula="of:=10000/([.B38]*[.F38])" office:value-type="float" office:value="0.00494831485137736" calcext:value-type="float">
            <text:p>0.00494831485137736</text:p>
          </table:table-cell>
        </table:table-row>
        <table:table-row table:style-name="ro2">
          <table:table-cell office:value-type="string" calcext:value-type="string">
            <text:p>Chemistry</text:p>
          </table:table-cell>
          <table:table-cell office:value-type="float" office:value="13543" calcext:value-type="float">
            <text:p>13543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table:formula="of:=([.D39]+[.C39])/2" office:value-type="float" office:value="155.5" calcext:value-type="float">
            <text:p>155.5</text:p>
          </table:table-cell>
          <table:table-cell table:formula="of:=[.F39]/([.B39]/1000)" office:value-type="float" office:value="11.4819463929705" calcext:value-type="float">
            <text:p>11.4819463929705</text:p>
          </table:table-cell>
          <table:table-cell table:formula="of:=10000/([.B39]*[.F39])" office:value-type="float" office:value="0.00474848125762576" calcext:value-type="float">
            <text:p>0.00474848125762576</text:p>
          </table:table-cell>
        </table:table-row>
        <table:table-row table:style-name="ro2">
          <table:table-cell office:value-type="string" calcext:value-type="string">
            <text:p>Business Administration and Management</text:p>
          </table:table-cell>
          <table:table-cell office:value-type="float" office:value="14529" calcext:value-type="float">
            <text:p>1452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table:formula="of:=([.D40]+[.C40])/2" office:value-type="float" office:value="150.5" calcext:value-type="float">
            <text:p>150.5</text:p>
          </table:table-cell>
          <table:table-cell table:formula="of:=[.F40]/([.B40]/1000)" office:value-type="float" office:value="10.3585931585106" calcext:value-type="float">
            <text:p>10.3585931585106</text:p>
          </table:table-cell>
          <table:table-cell table:formula="of:=10000/([.B40]*[.F40])" office:value-type="float" office:value="0.00457327983510582" calcext:value-type="float">
            <text:p>0.00457327983510582</text:p>
          </table:table-cell>
        </table:table-row>
        <table:table-row table:style-name="ro2">
          <table:table-cell office:value-type="string" calcext:value-type="string">
            <text:p>Political Science</text:p>
          </table:table-cell>
          <table:table-cell office:value-type="float" office:value="14947" calcext:value-type="float">
            <text:p>14947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4.1" calcext:value-type="float">
            <text:p>4.1</text:p>
          </table:table-cell>
          <table:table-cell table:formula="of:=([.D41]+[.C41])/2" office:value-type="float" office:value="154" calcext:value-type="float">
            <text:p>154</text:p>
          </table:table-cell>
          <table:table-cell table:formula="of:=[.F41]/([.B41]/1000)" office:value-type="float" office:value="10.3030708503379" calcext:value-type="float">
            <text:p>10.3030708503379</text:p>
          </table:table-cell>
          <table:table-cell table:formula="of:=10000/([.B41]*[.F41])" office:value-type="float" office:value="0.00434435438115106" calcext:value-type="float">
            <text:p>0.00434435438115106</text:p>
          </table:table-cell>
        </table:table-row>
        <table:table-row table:style-name="ro2">
          <table:table-cell office:value-type="string" calcext:value-type="string">
            <text:p>Economics</text:p>
          </table:table-cell>
          <table:table-cell office:value-type="float" office:value="14735" calcext:value-type="float">
            <text:p>14735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3.8" calcext:value-type="float">
            <text:p>3.8</text:p>
          </table:table-cell>
          <table:table-cell table:formula="of:=([.D42]+[.C42])/2" office:value-type="float" office:value="157" calcext:value-type="float">
            <text:p>157</text:p>
          </table:table-cell>
          <table:table-cell table:formula="of:=[.F42]/([.B42]/1000)" office:value-type="float" office:value="10.6549032914829" calcext:value-type="float">
            <text:p>10.6549032914829</text:p>
          </table:table-cell>
          <table:table-cell table:formula="of:=10000/([.B42]*[.F42])" office:value-type="float" office:value="0.00432265134142678" calcext:value-type="float">
            <text:p>0.00432265134142678</text:p>
          </table:table-cell>
        </table:table-row>
        <table:table-row table:style-name="ro2">
          <table:table-cell office:value-type="string" calcext:value-type="string">
            <text:p>Civil Engineering</text:p>
          </table:table-cell>
          <table:table-cell office:value-type="float" office:value="15462" calcext:value-type="float">
            <text:p>15462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3.3" calcext:value-type="float">
            <text:p>3.3</text:p>
          </table:table-cell>
          <table:table-cell table:formula="of:=([.D43]+[.C43])/2" office:value-type="float" office:value="153" calcext:value-type="float">
            <text:p>153</text:p>
          </table:table-cell>
          <table:table-cell table:formula="of:=[.F43]/([.B43]/1000)" office:value-type="float" office:value="9.89522700814901" calcext:value-type="float">
            <text:p>9.89522700814901</text:p>
          </table:table-cell>
          <table:table-cell table:formula="of:=10000/([.B43]*[.F43])" office:value-type="float" office:value="0.00422710368155368" calcext:value-type="float">
            <text:p>0.00422710368155368</text:p>
          </table:table-cell>
        </table:table-row>
        <table:table-row table:style-name="ro2">
          <table:table-cell office:value-type="string" calcext:value-type="string">
            <text:p>Other Engineering</text:p>
          </table:table-cell>
          <table:table-cell office:value-type="float" office:value="18130" calcext:value-type="float">
            <text:p>18130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3.7" calcext:value-type="float">
            <text:p>3.7</text:p>
          </table:table-cell>
          <table:table-cell table:formula="of:=([.D44]+[.C44])/2" office:value-type="float" office:value="156.5" calcext:value-type="float">
            <text:p>156.5</text:p>
          </table:table-cell>
          <table:table-cell table:formula="of:=[.F44]/([.B44]/1000)" office:value-type="float" office:value="8.63210148924435" calcext:value-type="float">
            <text:p>8.63210148924435</text:p>
          </table:table-cell>
          <table:table-cell table:formula="of:=10000/([.B44]*[.F44])" office:value-type="float" office:value="0.00352442159836044" calcext:value-type="float">
            <text:p>0.00352442159836044</text:p>
          </table:table-cell>
        </table:table-row>
        <table:table-row table:style-name="ro2">
          <table:table-cell office:value-type="string" calcext:value-type="string">
            <text:p>Mathematical Sciences</text:p>
          </table:table-cell>
          <table:table-cell office:value-type="float" office:value="19283" calcext:value-type="float">
            <text:p>1928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3.8" calcext:value-type="float">
            <text:p>3.8</text:p>
          </table:table-cell>
          <table:table-cell table:formula="of:=([.D45]+[.C45])/2" office:value-type="float" office:value="158" calcext:value-type="float">
            <text:p>158</text:p>
          </table:table-cell>
          <table:table-cell table:formula="of:=[.F45]/([.B45]/1000)" office:value-type="float" office:value="8.19374578644402" calcext:value-type="float">
            <text:p>8.19374578644402</text:p>
          </table:table-cell>
          <table:table-cell table:formula="of:=10000/([.B45]*[.F45])" office:value-type="float" office:value="0.00328222471817177" calcext:value-type="float">
            <text:p>0.00328222471817177</text:p>
          </table:table-cell>
        </table:table-row>
        <table:table-row table:style-name="ro2">
          <table:table-cell office:value-type="string" calcext:value-type="string">
            <text:p>Mechanical Engineering</text:p>
          </table:table-cell>
          <table:table-cell office:value-type="float" office:value="30038" calcext:value-type="float">
            <text:p>3003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3.3" calcext:value-type="float">
            <text:p>3.3</text:p>
          </table:table-cell>
          <table:table-cell table:formula="of:=([.D46]+[.C46])/2" office:value-type="float" office:value="153" calcext:value-type="float">
            <text:p>153</text:p>
          </table:table-cell>
          <table:table-cell table:formula="of:=[.F46]/([.B46]/1000)" office:value-type="float" office:value="5.09354817231507" calcext:value-type="float">
            <text:p>5.09354817231507</text:p>
          </table:table-cell>
          <table:table-cell table:formula="of:=10000/([.B46]*[.F46])" office:value-type="float" office:value="0.00217589310620491" calcext:value-type="float">
            <text:p>0.00217589310620491</text:p>
          </table:table-cell>
        </table:table-row>
        <table:table-row table:style-name="ro2">
          <table:table-cell office:value-type="string" calcext:value-type="string">
            <text:p>Electrical Engineering</text:p>
          </table:table-cell>
          <table:table-cell office:value-type="float" office:value="48450" calcext:value-type="float">
            <text:p>48450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3.1" calcext:value-type="float">
            <text:p>3.1</text:p>
          </table:table-cell>
          <table:table-cell table:formula="of:=([.D47]+[.C47])/2" office:value-type="float" office:value="152.5" calcext:value-type="float">
            <text:p>152.5</text:p>
          </table:table-cell>
          <table:table-cell table:formula="of:=[.F47]/([.B47]/1000)" office:value-type="float" office:value="3.14757481940144" calcext:value-type="float">
            <text:p>3.14757481940144</text:p>
          </table:table-cell>
          <table:table-cell table:formula="of:=10000/([.B47]*[.F47])" office:value-type="float" office:value="0.00135343179549646" calcext:value-type="float">
            <text:p>0.00135343179549646</text:p>
          </table:table-cell>
        </table:table-row>
        <table:table-row table:style-name="ro2">
          <table:table-cell office:value-type="string" calcext:value-type="string">
            <text:p>Computer and Information Sciences</text:p>
          </table:table-cell>
          <table:table-cell office:value-type="float" office:value="50704" calcext:value-type="float">
            <text:p>50704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3.1" calcext:value-type="float">
            <text:p>3.1</text:p>
          </table:table-cell>
          <table:table-cell table:formula="of:=([.D48]+[.C48])/2" office:value-type="float" office:value="151" calcext:value-type="float">
            <text:p>151</text:p>
          </table:table-cell>
          <table:table-cell table:formula="of:=[.F48]/([.B48]/1000)" office:value-type="float" office:value="2.97806879141685" calcext:value-type="float">
            <text:p>2.97806879141685</text:p>
          </table:table-cell>
          <table:table-cell table:formula="of:=10000/([.B48]*[.F48])" office:value-type="float" office:value="0.00130611323688297" calcext:value-type="float">
            <text:p>0.00130611323688297</text:p>
          </table:table-cell>
        </table:table-row>
        <table:table-row table:style-name="ro2">
          <table:table-cell office:value-type="string" calcext:value-type="string">
            <text:p>Psychology</text:p>
          </table:table-cell>
          <table:table-cell office:value-type="float" office:value="65402" calcext:value-type="float">
            <text:p>65402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office:value-type="float" office:value="3.9" calcext:value-type="float">
            <text:p>3.9</text:p>
          </table:table-cell>
          <table:table-cell table:formula="of:=([.D49]+[.C49])/2" office:value-type="float" office:value="150.5" calcext:value-type="float">
            <text:p>150.5</text:p>
          </table:table-cell>
          <table:table-cell table:formula="of:=[.F49]/([.B49]/1000)" office:value-type="float" office:value="2.30115286994282" calcext:value-type="float">
            <text:p>2.30115286994282</text:p>
          </table:table-cell>
          <table:table-cell table:formula="of:=10000/([.B49]*[.F49])" office:value-type="float" office:value="0.00101595031840391" calcext:value-type="float">
            <text:p>0.00101595031840391</text:p>
          </table:table-cell>
        </table:table-row>
        <table:table-row table:style-name="ro2">
          <table:table-cell office:value-type="string" calcext:value-type="string">
            <text:p>Biology and Biomedical Sciences</text:p>
          </table:table-cell>
          <table:table-cell office:value-type="float" office:value="67975" calcext:value-type="float">
            <text:p>6797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3.8" calcext:value-type="float">
            <text:p>3.8</text:p>
          </table:table-cell>
          <table:table-cell table:formula="of:=([.D50]+[.C50])/2" office:value-type="float" office:value="153.5" calcext:value-type="float">
            <text:p>153.5</text:p>
          </table:table-cell>
          <table:table-cell table:formula="of:=[.F50]/([.B50]/1000)" office:value-type="float" office:value="2.2581831555719" calcext:value-type="float">
            <text:p>2.2581831555719</text:p>
          </table:table-cell>
          <table:table-cell table:formula="of:=10000/([.B50]*[.F50])" office:value-type="float" office:value="0.000958390287672825" calcext:value-type="float">
            <text:p>0.000958390287672825</text:p>
          </table:table-cell>
        </table:table-row>
        <table:table-row table:style-name="ro2">
          <table:table-cell office:value-type="string" calcext:value-type="string">
            <text:p>Other Fields</text:p>
          </table:table-cell>
          <table:table-cell office:value-type="float" office:value="100825" calcext:value-type="float">
            <text:p>100825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3.5" calcext:value-type="float">
            <text:p>3.5</text:p>
          </table:table-cell>
          <table:table-cell table:formula="of:=([.D51]+[.C51])/2" office:value-type="float" office:value="149.5" calcext:value-type="float">
            <text:p>149.5</text:p>
          </table:table-cell>
          <table:table-cell table:formula="of:=[.F51]/([.B51]/1000)" office:value-type="float" office:value="1.48276717084057" calcext:value-type="float">
            <text:p>1.48276717084057</text:p>
          </table:table-cell>
          <table:table-cell table:formula="of:=10000/([.B51]*[.F51])" office:value-type="float" office:value="0.000663423080654832" calcext:value-type="float">
            <text:p>0.000663423080654832</text:p>
          </table:table-cell>
        </table:table-row>
        <table:table-row table:style-name="ro2">
          <table:table-cell office:value-type="string" calcext:value-type="string">
            <text:p>Health and Medical Sciences</text:p>
          </table:table-cell>
          <table:table-cell office:value-type="float" office:value="131625" calcext:value-type="float">
            <text:p>131625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3.8" calcext:value-type="float">
            <text:p>3.8</text:p>
          </table:table-cell>
          <table:table-cell table:formula="of:=([.D52]+[.C52])/2" office:value-type="float" office:value="149.5" calcext:value-type="float">
            <text:p>149.5</text:p>
          </table:table-cell>
          <table:table-cell table:formula="of:=[.F52]/([.B52]/1000)" office:value-type="float" office:value="1.1358024691358" calcext:value-type="float">
            <text:p>1.1358024691358</text:p>
          </table:table-cell>
          <table:table-cell table:formula="of:=10000/([.B52]*[.F52])" office:value-type="float" office:value="0.000508183339844432" calcext:value-type="float">
            <text:p>0.000508183339844432</text:p>
          </table:table-cell>
        </table:table-row>
      </table:table>
      <table:named-expressions/>
      <table:database-ranges>
        <table:database-range table:name="__Anonymous_Sheet_DB__0" table:target-range-address="Sheet1.A1:Sheet1.H52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00:22:56.192064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23:35:11.026965422</meta:creation-date>
    <dc:date>2023-08-22T16:44:14.025956830</dc:date>
    <meta:editing-duration>PT16H32M13S</meta:editing-duration>
    <meta:editing-cycles>2</meta:editing-cycles>
    <meta:generator>LibreOffice/7.5.5.2$Linux_X86_64 LibreOffice_project/50$Build-2</meta:generator>
    <meta:document-statistic meta:table-count="1" meta:cell-count="416" meta:object-count="0"/>
  </office:meta>
</office:document-meta>
</file>